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19.884cm" svg:height="11.8cm" svg:x="26.269cm" svg:y="2.198cm">
            <draw:object draw:notify-on-update-of-ranges="output.Q20:output.Q20 output.D1:output.D7 output.L1:output.L7 output.L8:output.L14 output.L15:output.L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732cm" svg:height="11.952cm" svg:x="3.116cm" svg:y="14.78cm">
            <draw:object draw:notify-on-update-of-ranges="output.M27:output.M27 output.D1:output.D7 output.N1:output.N7 output.D8:output.D14 output.N8:output.N14 output.N15:output.N21 output.D15:output.D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.428cm" svg:height="12.463cm" svg:x="25.856cm" svg:y="3.101cm">
            <draw:object draw:notify-on-update-of-ranges="output.D15:output.D21 output.H8:output.H14 output.D22:output.D28 output.J22:output.J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List Size 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Thread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021" calcext:value-type="float">
            <text:p>0.0021</text:p>
          </table:table-cell>
          <table:table-cell office:value-type="string" calcext:value-type="string">
            <text:p><text:s/>qsort_time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peedup</text:p>
          </table:table-cell>
          <table:table-cell table:formula="of:=[$output.$H$1]/[.H1]" office:value-type="float" office:value="1" calcext:value-type="float">
            <text:p>1</text:p>
          </table:table-cell>
          <table:table-cell office:value-type="string" calcext:value-type="string">
            <text:p>Efficiency</text:p>
          </table:table-cell>
          <table:table-cell table:formula="of:=[.L1]/[.D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Thread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<text:s/>qsort_time 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Speedup</text:p>
          </table:table-cell>
          <table:table-cell table:formula="of:=[$output.$H$1]/[.H2]" office:value-type="float" office:value="1.5" calcext:value-type="float">
            <text:p>1.5</text:p>
          </table:table-cell>
          <table:table-cell office:value-type="string" calcext:value-type="string">
            <text:p>Efficiency</text:p>
          </table:table-cell>
          <table:table-cell table:formula="of:=[.L2]/[.D2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Thread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qsort_time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peedup</text:p>
          </table:table-cell>
          <table:table-cell table:formula="of:=[$output.$H$1]/[.H3]" office:value-type="float" office:value="1.05" calcext:value-type="float">
            <text:p>1.05</text:p>
          </table:table-cell>
          <table:table-cell office:value-type="string" calcext:value-type="string">
            <text:p>Efficiency</text:p>
          </table:table-cell>
          <table:table-cell table:formula="of:=[.L3]/[.D3]" office:value-type="float" office:value="0.2625" calcext:value-type="float">
            <text:p>0.2625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Thread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037" calcext:value-type="float">
            <text:p>0.0037</text:p>
          </table:table-cell>
          <table:table-cell office:value-type="string" calcext:value-type="string">
            <text:p><text:s/>qsort_time 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Speedup</text:p>
          </table:table-cell>
          <table:table-cell table:formula="of:=[$output.$H$1]/[.H4]" office:value-type="float" office:value="0.567567567567568" calcext:value-type="float">
            <text:p>0.567567567567568</text:p>
          </table:table-cell>
          <table:table-cell office:value-type="string" calcext:value-type="string">
            <text:p>Efficiency</text:p>
          </table:table-cell>
          <table:table-cell table:formula="of:=[.L4]/[.D4]" office:value-type="float" office:value="0.035472972972973" calcext:value-type="float">
            <text:p>0.035472972972973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Threads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085" calcext:value-type="float">
            <text:p>0.0085</text:p>
          </table:table-cell>
          <table:table-cell office:value-type="string" calcext:value-type="string">
            <text:p><text:s/>qsort_time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peedup</text:p>
          </table:table-cell>
          <table:table-cell table:formula="of:=[$output.$H$1]/[.H5]" office:value-type="float" office:value="0.247058823529412" calcext:value-type="float">
            <text:p>0.247058823529412</text:p>
          </table:table-cell>
          <table:table-cell office:value-type="string" calcext:value-type="string">
            <text:p>Efficiency</text:p>
          </table:table-cell>
          <table:table-cell table:formula="of:=[.L5]/[.D5]" office:value-type="float" office:value="0.00386029411764706" calcext:value-type="float">
            <text:p>0.00386029411764706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Threads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422" calcext:value-type="float">
            <text:p>0.0422</text:p>
          </table:table-cell>
          <table:table-cell office:value-type="string" calcext:value-type="string">
            <text:p><text:s/>qsort_time 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Speedup</text:p>
          </table:table-cell>
          <table:table-cell table:formula="of:=[$output.$H$1]/[.H6]" office:value-type="float" office:value="0.0497630331753554" calcext:value-type="float">
            <text:p>0.0497630331753554</text:p>
          </table:table-cell>
          <table:table-cell office:value-type="string" calcext:value-type="string">
            <text:p>Efficiency</text:p>
          </table:table-cell>
          <table:table-cell table:formula="of:=[.L6]/[.D6]" office:value-type="float" office:value="0.000194386848341232" calcext:value-type="float">
            <text:p>0.000194386848341232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Threads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1878" calcext:value-type="float">
            <text:p>0.1878</text:p>
          </table:table-cell>
          <table:table-cell office:value-type="string" calcext:value-type="string">
            <text:p><text:s/>qsort_time 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Speedup</text:p>
          </table:table-cell>
          <table:table-cell table:formula="of:=[$output.$H$1]/[.H7]" office:value-type="float" office:value="0.0111821086261981" calcext:value-type="float">
            <text:p>0.0111821086261981</text:p>
          </table:table-cell>
          <table:table-cell office:value-type="string" calcext:value-type="string">
            <text:p>Efficiency</text:p>
          </table:table-cell>
          <table:table-cell table:formula="of:=[.L7]/[.D7]" office:value-type="float" office:value="0.0000109200279552716" calcext:value-type="float">
            <text:p>1.09200279552716E-05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<text:s/>Thread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1772" calcext:value-type="float">
            <text:p>0.1772</text:p>
          </table:table-cell>
          <table:table-cell office:value-type="string" calcext:value-type="string">
            <text:p><text:s/>qsort_time </text:p>
          </table:table-cell>
          <table:table-cell office:value-type="float" office:value="0.1748" calcext:value-type="float">
            <text:p>0.1748</text:p>
          </table:table-cell>
          <table:table-cell office:value-type="string" calcext:value-type="string">
            <text:p>Speedup</text:p>
          </table:table-cell>
          <table:table-cell table:formula="of:=[$output.$H$8]/[.H8]" office:value-type="float" office:value="1" calcext:value-type="float">
            <text:p>1</text:p>
          </table:table-cell>
          <table:table-cell office:value-type="string" calcext:value-type="string">
            <text:p>Efficiency</text:p>
          </table:table-cell>
          <table:table-cell table:formula="of:=[.L8]/[.D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<text:s/>Thread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/>qsort_time 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Speedup</text:p>
          </table:table-cell>
          <table:table-cell table:formula="of:=[$output.$H$8]/[.H9]" office:value-type="float" office:value="1.96888888888889" calcext:value-type="float">
            <text:p>1.96888888888889</text:p>
          </table:table-cell>
          <table:table-cell office:value-type="string" calcext:value-type="string">
            <text:p>Efficiency</text:p>
          </table:table-cell>
          <table:table-cell table:formula="of:=[.L9]/[.D9]" office:value-type="float" office:value="0.984444444444444" calcext:value-type="float">
            <text:p>0.984444444444444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<text:s/>Thread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531" calcext:value-type="float">
            <text:p>0.0531</text:p>
          </table:table-cell>
          <table:table-cell office:value-type="string" calcext:value-type="string">
            <text:p><text:s/>qsort_time </text:p>
          </table:table-cell>
          <table:table-cell office:value-type="float" office:value="0.1752" calcext:value-type="float">
            <text:p>0.1752</text:p>
          </table:table-cell>
          <table:table-cell office:value-type="string" calcext:value-type="string">
            <text:p>Speedup</text:p>
          </table:table-cell>
          <table:table-cell table:formula="of:=[$output.$H$8]/[.H10]" office:value-type="float" office:value="3.33709981167608" calcext:value-type="float">
            <text:p>3.33709981167608</text:p>
          </table:table-cell>
          <table:table-cell office:value-type="string" calcext:value-type="string">
            <text:p>Efficiency</text:p>
          </table:table-cell>
          <table:table-cell table:formula="of:=[.L10]/[.D10]" office:value-type="float" office:value="0.834274952919021" calcext:value-type="float">
            <text:p>0.834274952919021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<text:s/>Thread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qsort_time 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Speedup</text:p>
          </table:table-cell>
          <table:table-cell table:formula="of:=[$output.$H$8]/[.H11]" office:value-type="float" office:value="8.05454545454546" calcext:value-type="float">
            <text:p>8.05454545454546</text:p>
          </table:table-cell>
          <table:table-cell office:value-type="string" calcext:value-type="string">
            <text:p>Efficiency</text:p>
          </table:table-cell>
          <table:table-cell table:formula="of:=[.L11]/[.D11]" office:value-type="float" office:value="0.503409090909091" calcext:value-type="float">
            <text:p>0.503409090909091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<text:s/>Threads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219" calcext:value-type="float">
            <text:p>0.0219</text:p>
          </table:table-cell>
          <table:table-cell office:value-type="string" calcext:value-type="string">
            <text:p><text:s/>qsort_time </text:p>
          </table:table-cell>
          <table:table-cell office:value-type="float" office:value="0.1743" calcext:value-type="float">
            <text:p>0.1743</text:p>
          </table:table-cell>
          <table:table-cell office:value-type="string" calcext:value-type="string">
            <text:p>Speedup</text:p>
          </table:table-cell>
          <table:table-cell table:formula="of:=[$output.$H$8]/[.H12]" office:value-type="float" office:value="8.09132420091324" calcext:value-type="float">
            <text:p>8.09132420091324</text:p>
          </table:table-cell>
          <table:table-cell office:value-type="string" calcext:value-type="string">
            <text:p>Efficiency</text:p>
          </table:table-cell>
          <table:table-cell table:formula="of:=[.L12]/[.D12]" office:value-type="float" office:value="0.126426940639269" calcext:value-type="float">
            <text:p>0.126426940639269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<text:s/>Threads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605" calcext:value-type="float">
            <text:p>0.0605</text:p>
          </table:table-cell>
          <table:table-cell office:value-type="string" calcext:value-type="string">
            <text:p><text:s/>qsort_time </text:p>
          </table:table-cell>
          <table:table-cell office:value-type="float" office:value="0.1724" calcext:value-type="float">
            <text:p>0.1724</text:p>
          </table:table-cell>
          <table:table-cell office:value-type="string" calcext:value-type="string">
            <text:p>Speedup</text:p>
          </table:table-cell>
          <table:table-cell table:formula="of:=[$output.$H$8]/[.H13]" office:value-type="float" office:value="2.92892561983471" calcext:value-type="float">
            <text:p>2.92892561983471</text:p>
          </table:table-cell>
          <table:table-cell office:value-type="string" calcext:value-type="string">
            <text:p>Efficiency</text:p>
          </table:table-cell>
          <table:table-cell table:formula="of:=[.L13]/[.D13]" office:value-type="float" office:value="0.0114411157024793" calcext:value-type="float">
            <text:p>0.0114411157024793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<text:s/>Threads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2097" calcext:value-type="float">
            <text:p>0.2097</text:p>
          </table:table-cell>
          <table:table-cell office:value-type="string" calcext:value-type="string">
            <text:p><text:s/>qsort_time </text:p>
          </table:table-cell>
          <table:table-cell office:value-type="float" office:value="0.1718" calcext:value-type="float">
            <text:p>0.1718</text:p>
          </table:table-cell>
          <table:table-cell office:value-type="string" calcext:value-type="string">
            <text:p>Speedup</text:p>
          </table:table-cell>
          <table:table-cell table:formula="of:=[$output.$H$8]/[.H14]" office:value-type="float" office:value="0.845016690510253" calcext:value-type="float">
            <text:p>0.845016690510253</text:p>
          </table:table-cell>
          <table:table-cell office:value-type="string" calcext:value-type="string">
            <text:p>Efficiency</text:p>
          </table:table-cell>
          <table:table-cell table:formula="of:=[.L14]/[.D14]" office:value-type="float" office:value="0.000825211611826419" calcext:value-type="float">
            <text:p>0.000825211611826419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63.0536" calcext:value-type="float">
            <text:p>63.0536</text:p>
          </table:table-cell>
          <table:table-cell office:value-type="string" calcext:value-type="string">
            <text:p><text:s/>qsort_time </text:p>
          </table:table-cell>
          <table:table-cell office:value-type="float" office:value="62.6226" calcext:value-type="float">
            <text:p>62.6226</text:p>
          </table:table-cell>
          <table:table-cell office:value-type="string" calcext:value-type="string">
            <text:p>Speedup</text:p>
          </table:table-cell>
          <table:table-cell table:formula="of:=[$output.$H$15]/[.H15]" office:value-type="float" office:value="1" calcext:value-type="float">
            <text:p>1</text:p>
          </table:table-cell>
          <table:table-cell office:value-type="string" calcext:value-type="string">
            <text:p>Efficiency</text:p>
          </table:table-cell>
          <table:table-cell table:formula="of:=[.L15]/[.D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31.9707" calcext:value-type="float">
            <text:p>31.9707</text:p>
          </table:table-cell>
          <table:table-cell office:value-type="string" calcext:value-type="string">
            <text:p><text:s/>qsort_time </text:p>
          </table:table-cell>
          <table:table-cell office:value-type="float" office:value="62.5856" calcext:value-type="float">
            <text:p>62.5856</text:p>
          </table:table-cell>
          <table:table-cell office:value-type="string" calcext:value-type="string">
            <text:p>Speedup</text:p>
          </table:table-cell>
          <table:table-cell table:formula="of:=[$output.$H$15]/[.H16]" office:value-type="float" office:value="1.97223082384809" calcext:value-type="float">
            <text:p>1.97223082384809</text:p>
          </table:table-cell>
          <table:table-cell office:value-type="string" calcext:value-type="string">
            <text:p>Efficiency</text:p>
          </table:table-cell>
          <table:table-cell table:formula="of:=[.L16]/[.D16]" office:value-type="float" office:value="0.986115411924043" calcext:value-type="float">
            <text:p>0.986115411924043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16.2081" calcext:value-type="float">
            <text:p>16.2081</text:p>
          </table:table-cell>
          <table:table-cell office:value-type="string" calcext:value-type="string">
            <text:p><text:s/>qsort_time </text:p>
          </table:table-cell>
          <table:table-cell office:value-type="float" office:value="62.555" calcext:value-type="float">
            <text:p>62.555</text:p>
          </table:table-cell>
          <table:table-cell office:value-type="string" calcext:value-type="string">
            <text:p>Speedup</text:p>
          </table:table-cell>
          <table:table-cell table:formula="of:=[$output.$H$15]/[.H17]" office:value-type="float" office:value="3.89025240466187" calcext:value-type="float">
            <text:p>3.89025240466187</text:p>
          </table:table-cell>
          <table:table-cell office:value-type="string" calcext:value-type="string">
            <text:p>Efficiency</text:p>
          </table:table-cell>
          <table:table-cell table:formula="of:=[.L17]/[.D17]" office:value-type="float" office:value="0.972563101165467" calcext:value-type="float">
            <text:p>0.972563101165467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4.2148" calcext:value-type="float">
            <text:p>4.2148</text:p>
          </table:table-cell>
          <table:table-cell office:value-type="string" calcext:value-type="string">
            <text:p><text:s/>qsort_time </text:p>
          </table:table-cell>
          <table:table-cell office:value-type="float" office:value="62.5659" calcext:value-type="float">
            <text:p>62.5659</text:p>
          </table:table-cell>
          <table:table-cell office:value-type="string" calcext:value-type="string">
            <text:p>Speedup</text:p>
          </table:table-cell>
          <table:table-cell table:formula="of:=[$output.$H$15]/[.H18]" office:value-type="float" office:value="14.9600455537629" calcext:value-type="float">
            <text:p>14.9600455537629</text:p>
          </table:table-cell>
          <table:table-cell office:value-type="string" calcext:value-type="string">
            <text:p>Efficiency</text:p>
          </table:table-cell>
          <table:table-cell table:formula="of:=[.L18]/[.D18]" office:value-type="float" office:value="0.935002847110183" calcext:value-type="float">
            <text:p>0.935002847110183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1.8405" calcext:value-type="float">
            <text:p>1.8405</text:p>
          </table:table-cell>
          <table:table-cell office:value-type="string" calcext:value-type="string">
            <text:p><text:s/>qsort_time </text:p>
          </table:table-cell>
          <table:table-cell office:value-type="float" office:value="62.5531" calcext:value-type="float">
            <text:p>62.5531</text:p>
          </table:table-cell>
          <table:table-cell office:value-type="string" calcext:value-type="string">
            <text:p>Speedup</text:p>
          </table:table-cell>
          <table:table-cell table:formula="of:=[$output.$H$15]/[.H19]" office:value-type="float" office:value="34.2589513719098" calcext:value-type="float">
            <text:p>34.2589513719098</text:p>
          </table:table-cell>
          <table:table-cell office:value-type="string" calcext:value-type="string">
            <text:p>Efficiency</text:p>
          </table:table-cell>
          <table:table-cell table:formula="of:=[.L19]/[.D19]" office:value-type="float" office:value="0.535296115186091" calcext:value-type="float">
            <text:p>0.535296115186091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1.841" calcext:value-type="float">
            <text:p>1.841</text:p>
          </table:table-cell>
          <table:table-cell office:value-type="string" calcext:value-type="string">
            <text:p><text:s/>qsort_time </text:p>
          </table:table-cell>
          <table:table-cell office:value-type="float" office:value="62.5433" calcext:value-type="float">
            <text:p>62.5433</text:p>
          </table:table-cell>
          <table:table-cell office:value-type="string" calcext:value-type="string">
            <text:p>Speedup</text:p>
          </table:table-cell>
          <table:table-cell table:formula="of:=[$output.$H$15]/[.H20]" office:value-type="float" office:value="34.2496469310158" calcext:value-type="float">
            <text:p>34.2496469310158</text:p>
          </table:table-cell>
          <table:table-cell office:value-type="string" calcext:value-type="string">
            <text:p>Efficiency</text:p>
          </table:table-cell>
          <table:table-cell table:formula="of:=[.L20]/[.D20]" office:value-type="float" office:value="0.13378768332428" calcext:value-type="float">
            <text:p>0.13378768332428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2.5459" calcext:value-type="float">
            <text:p>2.5459</text:p>
          </table:table-cell>
          <table:table-cell office:value-type="string" calcext:value-type="string">
            <text:p><text:s/>qsort_time </text:p>
          </table:table-cell>
          <table:table-cell office:value-type="float" office:value="63.0577" calcext:value-type="float">
            <text:p>63.0577</text:p>
          </table:table-cell>
          <table:table-cell office:value-type="string" calcext:value-type="string">
            <text:p>Speedup</text:p>
          </table:table-cell>
          <table:table-cell table:formula="of:=[$output.$H$15]/[.H21]" office:value-type="float" office:value="24.766722966338" calcext:value-type="float">
            <text:p>24.766722966338</text:p>
          </table:table-cell>
          <table:table-cell office:value-type="string" calcext:value-type="string">
            <text:p>Efficiency</text:p>
          </table:table-cell>
          <table:table-cell table:formula="of:=[.L21]/[.D21]" office:value-type="float" office:value="0.0241862528968145" calcext:value-type="float">
            <text:p>0.024186252896814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1748" calcext:value-type="float">
            <text:p>0.17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1748" calcext:value-type="float">
            <text:p>0.17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.1748" calcext:value-type="float">
            <text:p>0.17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0.1748" calcext:value-type="float">
            <text:p>0.17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0.1748" calcext:value-type="float">
            <text:p>0.17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0.1748" calcext:value-type="float">
            <text:p>0.17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0.1748" calcext:value-type="float">
            <text:p>0.1748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1.8411" calcext:value-type="float">
            <text:p>1.8411</text:p>
          </table:table-cell>
          <table:table-cell office:value-type="string" calcext:value-type="string">
            <text:p><text:s/>qsort_time </text:p>
          </table:table-cell>
          <table:table-cell office:value-type="float" office:value="63.0269" calcext:value-type="float">
            <text:p>63.0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8.2585" calcext:value-type="float">
            <text:p>8.2585</text:p>
          </table:table-cell>
          <table:table-cell office:value-type="string" calcext:value-type="string">
            <text:p><text:s/>qsort_time </text:p>
          </table:table-cell>
          <table:table-cell office:value-type="float" office:value="62.6867" calcext:value-type="float">
            <text:p>62.6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<text:s/>Thread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2.2255" calcext:value-type="float">
            <text:p>2.2255</text:p>
          </table:table-cell>
          <table:table-cell office:value-type="string" calcext:value-type="string">
            <text:p><text:s/>qsort_time </text:p>
          </table:table-cell>
          <table:table-cell office:value-type="float" office:value="62.5954" calcext:value-type="float">
            <text:p>62.5954</text:p>
          </table:table-cell>
          <table:table-cell table:number-columns-repeated="4"/>
        </table:table-row>
      </table:table>
      <table:table table:name="Sheet2" table:style-name="ta1"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List Size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hread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<text:s/>qsort_tim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hread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<text:s/>qsort_tim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hread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<text:s/>qsort_tim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<text:s/>Thread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<text:s/>qsort_time </text:p>
          </table:table-cell>
          <table:table-cell office:value-type="float" office:value="0.1773" calcext:value-type="float">
            <text:p>0.1773</text:p>
          </table:table-cell>
        </table:table-row>
        <table:table-row table:style-name="ro1">
          <table:table-cell office:value-type="string" calcext:value-type="string">
            <text:p>List Size 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<text:s/>Threads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ime (sec) </text:p>
          </table:table-cell>
          <table:table-cell office:value-type="float" office:value="0.2314" calcext:value-type="float">
            <text:p>0.2314</text:p>
          </table:table-cell>
          <table:table-cell office:value-type="string" calcext:value-type="string">
            <text:p><text:s/>qsort_time </text:p>
          </table:table-cell>
          <table:table-cell office:value-type="float" office:value="3.3283" calcext:value-type="float">
            <text:p>3.32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1T09:42:57.187000000</dc:date>
    <meta:editing-duration>PT11H32M16S</meta:editing-duration>
    <meta:editing-cycles>5</meta:editing-cycles>
    <meta:generator>LibreOffice/7.3.2.2$Windows_X86_64 LibreOffice_project/49f2b1bff42cfccbd8f788c8dc32c1c309559be0</meta:generator>
    <meta:document-statistic meta:table-count="2" meta:cell-count="388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885cm" svg:height="11.801cm" xlink:href=".." xlink:type="simple" chart:class="chart:scatter" chart:style-name="ch1">
        <chart:title svg:x="7.623cm" svg:y="0.372cm" chart:style-name="ch2">
          <text:p>Speed-up vs #Threads</text:p>
        </chart:title>
        <chart:legend chart:legend-position="end" svg:x="16.901cm" svg:y="5.103cm" style:legend-expansion="high" chart:style-name="ch3"/>
        <chart:plot-area chart:style-name="ch4" table:cell-range-address="output.Q20:output.Q20 output.D1:output.D7 output.L1:output.L21" chart:data-source-has-labels="both" svg:x="1.132cm" svg:y="1.211cm" svg:width="15.466cm" svg:height="9.919cm">
          <chart:coordinate-region svg:x="1.753cm" svg:y="1.41cm" svg:width="14.38cm" svg:height="9.073cm"/>
          <chart:axis chart:dimension="x" chart:name="primary-x" chart:style-name="ch5" chartooo:axis-type="auto">
            <chart:title svg:x="8.12cm" svg:y="11.241cm" chart:style-name="ch6">
              <text:p>#Threads</text:p>
            </chart:title>
            <chart:categories table:cell-range-address="output.D1:output.D7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175cm" svg:y="6.942cm" chart:style-name="ch10">
              <text:p>Speed-up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" chart:class="chart:scatter">
            <chart:domain table:cell-range-address="output.D1:output.D7"/>
            <chart:data-point/>
          </chart:series>
          <chart:series chart:style-name="ch12" chart:values-cell-range-address="output.L1:output.L7" loext:label-string="listsize_12" chart:class="chart:scatter">
            <chart:data-point chart:repeated="7"/>
          </chart:series>
          <chart:series chart:style-name="ch13" chart:values-cell-range-address="output.L8:output.L14" loext:label-string="listsize_20" chart:class="chart:scatter">
            <chart:data-point chart:repeated="7"/>
          </chart:series>
          <chart:series chart:style-name="ch14" chart:values-cell-range-address="output.L15:output.L21" loext:label-string="listsize_28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size_12</text:p>
              </table:table-cell>
              <table:table-cell office:value-type="string">
                <text:p>listsize_20</text:p>
              </table:table-cell>
              <table:table-cell office:value-type="string">
                <text:p>listsize_28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put.D1:output.D7</svg:desc>
                </draw:g>
              </table:table-cell>
              <table:table-cell office:value-type="float" office:value="1">
                <text:p>1</text:p>
                <draw:g>
                  <svg:desc>output.L1:output.L7</svg:desc>
                </draw:g>
              </table:table-cell>
              <table:table-cell office:value-type="float" office:value="1">
                <text:p>1</text:p>
                <draw:g>
                  <svg:desc>output.L8:output.L14</svg:desc>
                </draw:g>
              </table:table-cell>
              <table:table-cell office:value-type="float" office:value="1">
                <text:p>1</text:p>
                <draw:g>
                  <svg:desc>output.L15:output.L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96888888888889">
                <text:p>1.96888888888889</text:p>
              </table:table-cell>
              <table:table-cell office:value-type="float" office:value="1.97223082384809">
                <text:p>1.972230823848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5">
                <text:p>1.05</text:p>
              </table:table-cell>
              <table:table-cell office:value-type="float" office:value="3.33709981167608">
                <text:p>3.33709981167608</text:p>
              </table:table-cell>
              <table:table-cell office:value-type="float" office:value="3.89025240466187">
                <text:p>3.8902524046618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8.05454545454546">
                <text:p>8.05454545454546</text:p>
              </table:table-cell>
              <table:table-cell office:value-type="float" office:value="14.9600455537629">
                <text:p>14.960045553762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47058823529412">
                <text:p>0.247058823529412</text:p>
              </table:table-cell>
              <table:table-cell office:value-type="float" office:value="8.09132420091324">
                <text:p>8.09132420091324</text:p>
              </table:table-cell>
              <table:table-cell office:value-type="float" office:value="34.2589513719098">
                <text:p>34.258951371909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497630331753554">
                <text:p>0.0497630331753554</text:p>
              </table:table-cell>
              <table:table-cell office:value-type="float" office:value="2.92892561983471">
                <text:p>2.92892561983471</text:p>
              </table:table-cell>
              <table:table-cell office:value-type="float" office:value="34.2496469310158">
                <text:p>34.249646931015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111821086261981">
                <text:p>0.0111821086261981</text:p>
              </table:table-cell>
              <table:table-cell office:value-type="float" office:value="0.845016690510253">
                <text:p>0.845016690510253</text:p>
              </table:table-cell>
              <table:table-cell office:value-type="float" office:value="24.766722966338">
                <text:p>24.7667229663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733cm" svg:height="11.953cm" xlink:href=".." xlink:type="simple" chart:class="chart:scatter" chart:style-name="ch1">
        <chart:title svg:x="7.507cm" svg:y="0.375cm" chart:style-name="ch2">
          <text:p>Efficiency vs #Threads</text:p>
        </chart:title>
        <chart:legend chart:legend-position="end" svg:x="16.749cm" svg:y="5.179cm" style:legend-expansion="high" chart:style-name="ch3"/>
        <chart:plot-area chart:style-name="ch4" table:cell-range-address="output.M27:output.M27 output.D1:output.D7 output.N1:output.N21" chart:data-source-has-labels="both" svg:x="1.405cm" svg:y="1.393cm" svg:width="14.95cm" svg:height="9.34cm">
          <chart:coordinate-region svg:x="2.132cm" svg:y="1.593cm" svg:width="13.759cm" svg:height="8.493cm"/>
          <chart:axis chart:dimension="x" chart:name="primary-x" chart:style-name="ch5">
            <chart:title svg:x="8.135cm" svg:y="10.972cm" chart:style-name="ch6">
              <text:p>#Threads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6.808cm" chart:style-name="ch10">
              <text:p>Efficiency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output.N1:output.N7" loext:label-string="listsize_12" chart:class="chart:scatter">
            <chart:domain table:cell-range-address="output.D1:output.D7"/>
            <chart:data-point chart:repeated="7"/>
          </chart:series>
          <chart:series chart:style-name="ch12" chart:values-cell-range-address="output.N8:output.N14" loext:label-string="listsize_20" chart:class="chart:scatter">
            <chart:domain table:cell-range-address="output.D8:output.D14"/>
            <chart:data-point chart:repeated="7"/>
          </chart:series>
          <chart:series chart:style-name="ch13" chart:values-cell-range-address="output.N15:output.N21" loext:label-string="listsize_28" chart:class="chart:scatter">
            <chart:domain table:cell-range-address="output.D15:output.D21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istsize_12</text:p>
              </table:table-cell>
              <table:table-cell office:value-type="string">
                <text:p>Column D</text:p>
              </table:table-cell>
              <table:table-cell office:value-type="string">
                <text:p>listsize_20</text:p>
              </table:table-cell>
              <table:table-cell office:value-type="string">
                <text:p>Column D</text:p>
              </table:table-cell>
              <table:table-cell office:value-type="string">
                <text:p>listsize_28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output.D1:output.D7</svg:desc>
                </draw:g>
              </table:table-cell>
              <table:table-cell office:value-type="float" office:value="1">
                <text:p>1</text:p>
                <draw:g>
                  <svg:desc>output.N1:output.N7</svg:desc>
                </draw:g>
              </table:table-cell>
              <table:table-cell office:value-type="float" office:value="1">
                <text:p>1</text:p>
                <draw:g>
                  <svg:desc>output.D8:output.D14</svg:desc>
                </draw:g>
              </table:table-cell>
              <table:table-cell office:value-type="float" office:value="1">
                <text:p>1</text:p>
                <draw:g>
                  <svg:desc>output.N8:output.N14</svg:desc>
                </draw:g>
              </table:table-cell>
              <table:table-cell office:value-type="float" office:value="1">
                <text:p>1</text:p>
                <draw:g>
                  <svg:desc>output.D15:output.D21</svg:desc>
                </draw:g>
              </table:table-cell>
              <table:table-cell office:value-type="float" office:value="1">
                <text:p>1</text:p>
                <draw:g>
                  <svg:desc>output.N15:output.N21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0.984444444444444">
                <text:p>0.984444444444444</text:p>
              </table:table-cell>
              <table:table-cell office:value-type="float" office:value="2">
                <text:p>2</text:p>
              </table:table-cell>
              <table:table-cell office:value-type="float" office:value="0.986115411924043">
                <text:p>0.98611541192404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2625">
                <text:p>0.2625</text:p>
              </table:table-cell>
              <table:table-cell office:value-type="float" office:value="4">
                <text:p>4</text:p>
              </table:table-cell>
              <table:table-cell office:value-type="float" office:value="0.834274952919021">
                <text:p>0.834274952919021</text:p>
              </table:table-cell>
              <table:table-cell office:value-type="float" office:value="4">
                <text:p>4</text:p>
              </table:table-cell>
              <table:table-cell office:value-type="float" office:value="0.972563101165467">
                <text:p>0.972563101165467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35472972972973">
                <text:p>0.035472972972973</text:p>
              </table:table-cell>
              <table:table-cell office:value-type="float" office:value="16">
                <text:p>16</text:p>
              </table:table-cell>
              <table:table-cell office:value-type="float" office:value="0.503409090909091">
                <text:p>0.503409090909091</text:p>
              </table:table-cell>
              <table:table-cell office:value-type="float" office:value="16">
                <text:p>16</text:p>
              </table:table-cell>
              <table:table-cell office:value-type="float" office:value="0.935002847110183">
                <text:p>0.935002847110183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00386029411764706">
                <text:p>0.00386029411764706</text:p>
              </table:table-cell>
              <table:table-cell office:value-type="float" office:value="64">
                <text:p>64</text:p>
              </table:table-cell>
              <table:table-cell office:value-type="float" office:value="0.126426940639269">
                <text:p>0.126426940639269</text:p>
              </table:table-cell>
              <table:table-cell office:value-type="float" office:value="64">
                <text:p>64</text:p>
              </table:table-cell>
              <table:table-cell office:value-type="float" office:value="0.535296115186091">
                <text:p>0.535296115186091</text:p>
              </table:table-cell>
            </table:table-row>
            <table:table-row>
              <table:table-cell office:value-type="string"/>
              <table:table-cell office:value-type="float" office:value="256">
                <text:p>256</text:p>
              </table:table-cell>
              <table:table-cell office:value-type="float" office:value="0.000194386848341232">
                <text:p>0.000194386848341232</text:p>
              </table:table-cell>
              <table:table-cell office:value-type="float" office:value="256">
                <text:p>256</text:p>
              </table:table-cell>
              <table:table-cell office:value-type="float" office:value="0.0114411157024793">
                <text:p>0.0114411157024793</text:p>
              </table:table-cell>
              <table:table-cell office:value-type="float" office:value="256">
                <text:p>256</text:p>
              </table:table-cell>
              <table:table-cell office:value-type="float" office:value="0.13378768332428">
                <text:p>0.13378768332428</text:p>
              </table:table-cell>
            </table:table-row>
            <table:table-row>
              <table:table-cell office:value-type="string"/>
              <table:table-cell office:value-type="float" office:value="1024">
                <text:p>1024</text:p>
              </table:table-cell>
              <table:table-cell office:value-type="float" office:value="0.0000109200279552716">
                <text:p>0.0000109200279552716</text:p>
              </table:table-cell>
              <table:table-cell office:value-type="float" office:value="1024">
                <text:p>1024</text:p>
              </table:table-cell>
              <table:table-cell office:value-type="float" office:value="0.000825211611826419">
                <text:p>0.000825211611826419</text:p>
              </table:table-cell>
              <table:table-cell office:value-type="float" office:value="1024">
                <text:p>1024</text:p>
              </table:table-cell>
              <table:table-cell office:value-type="float" office:value="0.0241862528968145">
                <text:p>0.02418625289681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29cm" svg:height="12.464cm" xlink:href=".." xlink:type="simple" chart:class="chart:scatter" chart:style-name="ch1">
        <chart:title svg:x="8.919cm" svg:y="0.385cm" chart:style-name="ch2">
          <text:p>Execution Time vs Threads</text:p>
        </chart:title>
        <chart:legend chart:legend-position="end" svg:x="21cm" svg:y="5.684cm" style:legend-expansion="high" chart:style-name="ch3"/>
        <chart:plot-area chart:style-name="ch4" table:cell-range-address="output.D15:output.D21 output.H8:output.H14 output.J22:output.J28" chart:data-source-has-labels="row" svg:x="1.479cm" svg:y="1.413cm" svg:width="19.053cm" svg:height="9.821cm">
          <chart:coordinate-region svg:x="2.391cm" svg:y="1.612cm" svg:width="17.676cm" svg:height="8.975cm"/>
          <chart:axis chart:dimension="x" chart:name="primary-x" chart:style-name="ch5">
            <chart:title svg:x="10.26cm" svg:y="11.483cm" chart:style-name="ch6">
              <text:p>#Threads</text:p>
            </chart:title>
          </chart:axis>
          <chart:axis chart:dimension="y" chart:name="primary-y" chart:style-name="ch7">
            <chart:title svg:x="0.451cm" svg:y="7.677cm" chart:style-name="ch8">
              <text:p>Execution Time(s)</text:p>
            </chart:title>
            <chart:grid chart:style-name="ch9" chart:class="major"/>
          </chart:axis>
          <chart:series chart:style-name="ch10" chart:values-cell-range-address="output.H8:output.H14" loext:label-string="parallel" chart:class="chart:scatter">
            <chart:domain table:cell-range-address="output.D15:output.D21"/>
            <chart:data-point chart:repeated="7"/>
          </chart:series>
          <chart:series chart:style-name="ch11" chart:values-cell-range-address="output.J22:output.J28" loext:label-string="serial" chart:class="chart:scatter">
            <chart:domain table:cell-range-address="output.D22:output.D28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arallel</text:p>
              </table:table-cell>
              <table:table-cell office:value-type="string">
                <text:p>Column D</text:p>
              </table:table-cell>
              <table:table-cell office:value-type="string">
                <text:p>seri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utput.D15:output.D21</svg:desc>
                </draw:g>
              </table:table-cell>
              <table:table-cell office:value-type="float" office:value="0.1772">
                <text:p>0.1772</text:p>
                <draw:g>
                  <svg:desc>output.H8:output.H14</svg:desc>
                </draw:g>
              </table:table-cell>
              <table:table-cell office:value-type="float" office:value="1">
                <text:p>1</text:p>
                <draw:g>
                  <svg:desc>output.D22:output.D28</svg:desc>
                </draw:g>
              </table:table-cell>
              <table:table-cell office:value-type="float" office:value="0.1748">
                <text:p>0.1748</text:p>
                <draw:g>
                  <svg:desc>output.J22:output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9">
                <text:p>0.09</text:p>
              </table:table-cell>
              <table:table-cell office:value-type="float" office:value="2">
                <text:p>2</text:p>
              </table:table-cell>
              <table:table-cell office:value-type="float" office:value="0.1748">
                <text:p>0.1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531">
                <text:p>0.0531</text:p>
              </table:table-cell>
              <table:table-cell office:value-type="float" office:value="4">
                <text:p>4</text:p>
              </table:table-cell>
              <table:table-cell office:value-type="float" office:value="0.1748">
                <text:p>0.17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22">
                <text:p>0.022</text:p>
              </table:table-cell>
              <table:table-cell office:value-type="float" office:value="16">
                <text:p>16</text:p>
              </table:table-cell>
              <table:table-cell office:value-type="float" office:value="0.1748">
                <text:p>0.1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.0219">
                <text:p>0.0219</text:p>
              </table:table-cell>
              <table:table-cell office:value-type="float" office:value="64">
                <text:p>64</text:p>
              </table:table-cell>
              <table:table-cell office:value-type="float" office:value="0.1748">
                <text:p>0.1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0.0605">
                <text:p>0.0605</text:p>
              </table:table-cell>
              <table:table-cell office:value-type="float" office:value="256">
                <text:p>256</text:p>
              </table:table-cell>
              <table:table-cell office:value-type="float" office:value="0.1748">
                <text:p>0.1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0.2097">
                <text:p>0.2097</text:p>
              </table:table-cell>
              <table:table-cell office:value-type="float" office:value="1024">
                <text:p>1024</text:p>
              </table:table-cell>
              <table:table-cell office:value-type="float" office:value="0.1748">
                <text:p>0.17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